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755" officeooo:paragraph-rsid="00103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ndrobin:</text:p>
      <text:p text:style-name="P1">#include&lt;stdio.h&gt;</text:p>
      <text:p text:style-name="P1"><text:s/></text:p>
      <text:p text:style-name="P1">int main()</text:p>
      <text:p text:style-name="P1">{</text:p>
      <text:p text:style-name="P1"><text:s/></text:p>
      <text:p text:style-name="P1"><text:s text:c="2"/>int count,j,n,time,remain,flag=0,time_quantum;</text:p>
      <text:p text:style-name="P1"><text:s text:c="2"/>int wait_time=0,turnaround_time=0,at[10],bt[10],rt[10];</text:p>
      <text:p text:style-name="P1"><text:s text:c="2"/>printf("Enter Total Process:\t ");</text:p>
      <text:p text:style-name="P1"><text:s text:c="2"/>scanf("%d",&amp;n);</text:p>
      <text:p text:style-name="P1"><text:s text:c="2"/>remain=n;</text:p>
      <text:p text:style-name="P1"><text:s text:c="2"/>for(count=0;count&lt;n;count++)</text:p>
      <text:p text:style-name="P1"><text:s text:c="2"/>{</text:p>
      <text:p text:style-name="P1"><text:s text:c="4"/>printf("Enter Arrival Time and Burst Time for Process Process Number %d :",count+1);</text:p>
      <text:p text:style-name="P1"><text:s text:c="4"/>scanf("%d",&amp;at[count]);</text:p>
      <text:p text:style-name="P1"><text:s text:c="4"/>scanf("%d",&amp;bt[count]);</text:p>
      <text:p text:style-name="P1"><text:s text:c="4"/>rt[count]=bt[count];</text:p>
      <text:p text:style-name="P1"><text:s text:c="2"/>}</text:p>
      <text:p text:style-name="P1"><text:s text:c="2"/>printf("Enter Time Quantum:\t");</text:p>
      <text:p text:style-name="P1"><text:s text:c="2"/>scanf("%d",&amp;time_quantum);</text:p>
      <text:p text:style-name="P1"><text:s text:c="2"/>printf("\n\nProcess\t|Turnaround Time|Waiting Time\n\n");</text:p>
      <text:p text:style-name="P1"><text:s text:c="2"/>for(time=0,count=0;remain!=0;)</text:p>
      <text:p text:style-name="P1"><text:s text:c="2"/>{</text:p>
      <text:p text:style-name="P1"><text:s text:c="4"/>if(rt[count]&lt;=time_quantum &amp;&amp; rt[count]&gt;0)</text:p>
      <text:p text:style-name="P1"><text:s text:c="4"/>{</text:p>
      <text:p text:style-name="P1"><text:s text:c="6"/>time+=rt[count];</text:p>
      <text:p text:style-name="P1"><text:s text:c="6"/>rt[count]=0;</text:p>
      <text:p text:style-name="P1"><text:s text:c="6"/>flag=1;</text:p>
      <text:p text:style-name="P1"><text:s text:c="4"/>}</text:p>
      <text:p text:style-name="P1"><text:s text:c="4"/>else if(rt[count]&gt;0)</text:p>
      <text:p text:style-name="P1"><text:s text:c="4"/>{</text:p>
      <text:p text:style-name="P1"><text:s text:c="6"/>rt[count]-=time_quantum;</text:p>
      <text:p text:style-name="P1"><text:s text:c="6"/>time+=time_quantum;</text:p>
      <text:p text:style-name="P1"><text:s text:c="4"/>}</text:p>
      <text:p text:style-name="P1"><text:s text:c="4"/>if(rt[count]==0 &amp;&amp; flag==1)</text:p>
      <text:p text:style-name="P1"><text:s text:c="4"/>{</text:p>
      <text:p text:style-name="P1"><text:s text:c="6"/>remain--;</text:p>
      <text:p text:style-name="P1"><text:s text:c="6"/>printf("P[%d]\t|\t%d\t|\t%d\n",count+1,time-at[count],time-at[count]-bt[count]);</text:p>
      <text:p text:style-name="P1"><text:s text:c="6"/>wait_time+=time-at[count]-bt[count];</text:p>
      <text:p text:style-name="P1"><text:s text:c="6"/>turnaround_time+=time-at[count];</text:p>
      <text:p text:style-name="P1"><text:s text:c="6"/>flag=0;</text:p>
      <text:p text:style-name="P1"><text:s text:c="4"/>}</text:p>
      <text:p text:style-name="P1"><text:s text:c="4"/>if(count==n-1)</text:p>
      <text:p text:style-name="P1"><text:s text:c="6"/>count=0;</text:p>
      <text:p text:style-name="P1"><text:s text:c="4"/>else if(at[count+1]&lt;=time)</text:p>
      <text:p text:style-name="P1"><text:s text:c="6"/>count++;</text:p>
      <text:p text:style-name="P1"><text:s text:c="4"/>else</text:p>
      <text:p text:style-name="P1"><text:s text:c="6"/>count=0;</text:p>
      <text:p text:style-name="P1"><text:s text:c="2"/>}</text:p>
      <text:p text:style-name="P1"><text:s text:c="2"/>printf("\nAverage Waiting Time= %f\n",wait_time*1.0/n);</text:p>
      <text:p text:style-name="P1"><text:s text:c="2"/>printf("Avg Turnaround Time = %f",turnaround_time*1.0/n);</text:p>
      <text:p text:style-name="P1"><text:s text:c="2"/></text:p>
      <text:p text:style-name="P1"><text:soft-page-break/><text:s text:c="2"/>return 0;</text:p>
      <text:p text:style-name="P1">}</text:p>
      <text:p text:style-name="P1"/>
      <text:p text:style-name="P1">Output:</text:p>
      <text:p text:style-name="P1">avcoe@avcoe-HP-Pro-3330-SFF:~$ gcc roundrobin.c</text:p>
      <text:p text:style-name="P1">avcoe@avcoe-HP-Pro-3330-SFF:~$ ./a.out</text:p>
      <text:p text:style-name="P1">Enter Total Process:<text:tab/> 6</text:p>
      <text:p text:style-name="P1">Enter Arrival Time and Burst Time for Process Process Number 1 :0 4</text:p>
      <text:p text:style-name="P1">Enter Arrival Time and Burst Time for Process Process Number 2 :1 5</text:p>
      <text:p text:style-name="P1">Enter Arrival Time and Burst Time for Process Process Number 3 :2 2 </text:p>
      <text:p text:style-name="P1">Enter Arrival Time and Burst Time for Process Process Number 4 :3 1</text:p>
      <text:p text:style-name="P1">Enter Arrival Time and Burst Time for Process Process Number 5 :4 6</text:p>
      <text:p text:style-name="P1">Enter Arrival Time and Burst Time for Process Process Number 6 :6 3</text:p>
      <text:p text:style-name="P1">Enter Time Quantum:<text:tab/>2</text:p>
      <text:p text:style-name="P1"></text:p>
      <text:p text:style-name="P1"></text:p>
      <text:p text:style-name="P1">Process<text:tab/>|Turnaround Time|Waiting Time</text:p>
      <text:p text:style-name="P1"></text:p>
      <text:p text:style-name="P1">P[3]<text:tab/>|<text:tab/>4<text:tab/>|<text:tab/>2</text:p>
      <text:p text:style-name="P1">P[4]<text:tab/>|<text:tab/>4<text:tab/>|<text:tab/>3</text:p>
      <text:p text:style-name="P1">P[1]<text:tab/>|<text:tab/>13<text:tab/>|<text:tab/>9</text:p>
      <text:p text:style-name="P1">P[6]<text:tab/>|<text:tab/>12<text:tab/>|<text:tab/>9</text:p>
      <text:p text:style-name="P1">P[2]<text:tab/>|<text:tab/>18<text:tab/>|<text:tab/>13</text:p>
      <text:p text:style-name="P1">P[5]<text:tab/>|<text:tab/>17<text:tab/>|<text:tab/>11</text:p>
      <text:p text:style-name="P1"></text:p>
      <text:p text:style-name="P1">Average Waiting Time= 7.833333</text:p>
      <text:p text:style-name="P1">Avg Turnaround Time = 11.333333avcoe@avcoe-HP-Pro-3330-SFF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21:18.688464268</meta:creation-date>
    <dc:date>2022-11-07T12:22:20.901447752</dc:date>
    <meta:editing-duration>P0D</meta:editing-duration>
    <meta:editing-cycles>1</meta:editing-cycles>
    <meta:document-statistic meta:table-count="0" meta:image-count="0" meta:object-count="0" meta:page-count="2" meta:paragraph-count="78" meta:word-count="222" meta:character-count="2052" meta:non-whitespace-character-count="1645"/>
    <meta:generator>LibreOffice/4.2.8.2$Linux_X86_64 LibreOffice_project/420m0$Build-2</meta:generator>
  </office:meta>
</office:document-meta>
</file>